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3.177cm"/>
    </style:style>
    <style:style style:name="co4" style:family="table-column">
      <style:table-column-properties fo:break-before="auto" style:column-width="13.709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5.5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BinaryCode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nged increment from 1 to -1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Increment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Changed increment from -8 to 8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placed Shift Left with Shift Right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eplaced bitwise AND with OR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toAsciiByte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x - y <text:s/>→ <text:s/>x + y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3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toAsciiByte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sciiByte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replaced return value with null for org/apache/commons/codec/binary/BinaryCodec::toAsciiBytes</text:p>
          </table:table-cell>
        </table:table-row>
        <table:table-row table:style-name="ro1">
          <table:table-cell office:value-type="string" calcext:value-type="string">
            <text:p>BinaryCodec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OP05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oAsciiByt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replaced return value with null for org/apache/commons/codec/binary/BinaryCodec::toAscii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19:47:09.791698893</dc:date>
    <meta:editing-duration>PT45S</meta:editing-duration>
    <meta:editing-cycles>1</meta:editing-cycles>
    <meta:document-statistic meta:table-count="1" meta:cell-count="136" meta:object-count="0"/>
    <meta:generator>LibreOffice/24.2.7.2$Linux_X86_64 LibreOffice_project/420$Build-2</meta:generator>
  </office:meta>
</office:document-meta>
</file>